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5pt" style:font-size-asian="15pt" style:font-size-complex="15pt"/>
    </style:style>
    <style:style style:name="P3" style:family="paragraph" style:parent-style-name="Standard">
      <style:text-properties style:font-name="Arial"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 bosquejo de Formacion empresarial</text:p>
      <text:p text:style-name="P1"/>
      <text:p text:style-name="P1"/>
      <text:p text:style-name="P1"/>
      <text:p text:style-name="P1">Nombre de la empresa: T.I.L.F.A. (Tecnologias Informaticas, Leandro, Franco, Amilcar).</text:p>
      <text:p text:style-name="P2">La sigla indica el area que trata la empresa y contiene las iniciales de los integrantes del grupo.</text:p>
      <text:p text:style-name="P1"/>
      <text:p text:style-name="P1">Actividad de la misma: Venta de software personalisado.</text:p>
      <text:p text:style-name="P1"><text:tab/><text:tab/><text:tab/><text:tab/> <text:s text:c="2"/>Venta de insumos (hardware)</text:p>
      <text:p text:style-name="P2"><text:tab/><text:tab/><text:tab/><text:tab/> <text:s text:c="2"/>Reparaciones de equipos</text:p>
      <text:p text:style-name="P1"/>
      <text:p text:style-name="P2">Logo: El diseno es el nombre de la empresa con un grafico que ilustra de cierta manera el concepto de informatica, los unos y ceros representan el codigo binario que utilizan las computadoras.</text:p>
      <text:p text:style-name="P1"/>
      <text:p text:style-name="P2">Vision: A 5 Años pocicionarse en el mercado nacional como una de las principales en venta de software para empresas.</text:p>
      <text:p text:style-name="P1"/>
      <text:p text:style-name="P2">Mision: TILFA es una empresa cuya mision consiste en la benta y desarrollo de software personalizado para empresas y a su vez proveer venta de hardware y perifericos dirigido a una poblacion más general, inicialmente en Mercedes la cual es nuestra ubicacion</text:p>
      <text:p text:style-name="P1"/>
      <text:p text:style-name="P2">Ubicacion: La ciudad de Mercedes posee pocas empresas del mismo rubro, es decir que abria poca competencia, la distancia entre los departamentos con tambos <text:s/>y Soriano es casi la misma que desde Montevideo.</text:p>
      <text:p text:style-name="P1"/>
      <text:p text:style-name="P1">Vision: Nuestra vision es extender la informatica al resto del país, tanto brindando soluciones a empresas no solo de Montevideo, si no del interior del país , y ademas expandirnos a otras ciudades importantes del interior como Mercedes, Salto (ciudad), y otras.</text:p>
      <text:p text:style-name="P1">Los valores que utiliza la empresa son: </text:p>
      <text:p text:style-name="P1">-Buena relacion con el cliente.</text:p>
      <text:p text:style-name="P1">Que el cliente al comprar sienta que el empleado le esta brindando una </text:p>
      <text:p text:style-name="P1">solucion al problema que el presento</text:p>
      <text:p text:style-name="P1">-Ser confiables</text:p>
      <text:p text:style-name="P1">Que el cliente luego de realizar una compra sienta que llevo un producto el cual tiene garantia y un soporte tecnico ademas de serle <text:soft-page-break/>entregado en tiempo</text:p>
      <text:p text:style-name="P1"/>
      <text:p text:style-name="P1"/>
      <text:p text:style-name="P1">-Eficiencia</text:p>
      <text:p text:style-name="P1">Producir software en tiempo, forma y con los costos optimos</text:p>
      <text:p text:style-name="P1">-Comunidad</text:p>
      <text:p text:style-name="P1">Nuestra empresa esta orientada al interior del pais, en donde se instale debe de ser un centro reconocido de la comunidad, y a su vez aceptado por la mis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 </meta:initial-creator>
    <meta:creation-date>2016-05-19T18:28:44.84</meta:creation-date>
    <dc:date>2016-06-14T21:43:31.09</dc:date>
    <dc:creator>Franco </dc:creator>
    <meta:editing-duration>PT1H25M1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21" meta:word-count="319" meta:character-count="1956"/>
  </office:meta>
</office:document-meta>
</file>